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s.setValue( Element nod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Utils.getChildNodes( Element parent , String nod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Utils.getValue( Element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Utils.write( Document node , 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Utils.parseXml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Utils.getChildNode( Element parent , String nod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Utils.parseXml( InputStream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Utils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